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wActionDefinitionBuilder.createDefinition( Element element , String actionComman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owActionDefinitionBuilder.buildWidgetDefinition( Element widget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